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b339" officeooo:paragraph-rsid="0007b339"/>
    </style:style>
    <style:style style:name="P2" style:family="paragraph" style:parent-style-name="Standard">
      <style:text-properties officeooo:rsid="0007b339" officeooo:paragraph-rsid="00184c96"/>
    </style:style>
    <style:style style:name="P3" style:family="paragraph" style:parent-style-name="Standard">
      <style:text-properties fo:font-weight="bold" officeooo:rsid="0007b339" officeooo:paragraph-rsid="0007b339" style:font-weight-asian="bold" style:font-weight-complex="bold"/>
    </style:style>
    <style:style style:name="P4" style:family="paragraph" style:parent-style-name="Standard">
      <style:text-properties fo:font-weight="bold" officeooo:rsid="000ff8a5" officeooo:paragraph-rsid="000ff8a5" style:font-weight-asian="bold" style:font-weight-complex="bold"/>
    </style:style>
    <style:style style:name="P5" style:family="paragraph" style:parent-style-name="Standard">
      <style:text-properties officeooo:rsid="000c2a13" officeooo:paragraph-rsid="000c2a13"/>
    </style:style>
    <style:style style:name="P6" style:family="paragraph" style:parent-style-name="Standard" style:list-style-name="L1">
      <style:text-properties officeooo:rsid="000c2a13" officeooo:paragraph-rsid="000c2a13"/>
    </style:style>
    <style:style style:name="P7" style:family="paragraph" style:parent-style-name="Standard" style:list-style-name="L2">
      <style:text-properties officeooo:rsid="000c2a13" officeooo:paragraph-rsid="000c2a13"/>
    </style:style>
    <style:style style:name="P8" style:family="paragraph" style:parent-style-name="Standard" style:list-style-name="L3">
      <style:text-properties officeooo:rsid="000c2a13" officeooo:paragraph-rsid="000c2a13"/>
    </style:style>
    <style:style style:name="P9" style:family="paragraph" style:parent-style-name="Standard" style:list-style-name="L4">
      <style:text-properties officeooo:rsid="000c2a13" officeooo:paragraph-rsid="000c2a13"/>
    </style:style>
    <style:style style:name="P10" style:family="paragraph" style:parent-style-name="Standard" style:list-style-name="L5">
      <style:text-properties officeooo:rsid="000c2a13" officeooo:paragraph-rsid="000c2a13"/>
    </style:style>
    <style:style style:name="P11" style:family="paragraph" style:parent-style-name="Standard" style:list-style-name="L6">
      <style:text-properties officeooo:rsid="000c2a13" officeooo:paragraph-rsid="000c2a13"/>
    </style:style>
    <style:style style:name="P12" style:family="paragraph" style:parent-style-name="Standard" style:list-style-name="L7">
      <style:text-properties officeooo:rsid="000c2a13" officeooo:paragraph-rsid="000c2a13"/>
    </style:style>
    <style:style style:name="P13" style:family="paragraph" style:parent-style-name="Standard">
      <style:text-properties officeooo:rsid="000e5519" officeooo:paragraph-rsid="000e5519"/>
    </style:style>
    <style:style style:name="P14" style:family="paragraph" style:parent-style-name="Standard" style:list-style-name="L9">
      <style:text-properties officeooo:rsid="000e5519" officeooo:paragraph-rsid="000e5519"/>
    </style:style>
    <style:style style:name="P15" style:family="paragraph" style:parent-style-name="Standard" style:list-style-name="L3">
      <style:text-properties officeooo:rsid="000ff8a5" officeooo:paragraph-rsid="000ff8a5"/>
    </style:style>
    <style:style style:name="P16" style:family="paragraph" style:parent-style-name="Standard" style:list-style-name="L2">
      <style:text-properties officeooo:rsid="000ff8a5" officeooo:paragraph-rsid="000ff8a5"/>
    </style:style>
    <style:style style:name="P17" style:family="paragraph" style:parent-style-name="Standard" style:list-style-name="L1">
      <style:text-properties officeooo:rsid="000ff8a5" officeooo:paragraph-rsid="000ff8a5"/>
    </style:style>
    <style:style style:name="P18" style:family="paragraph" style:parent-style-name="Standard">
      <style:text-properties style:text-underline-style="solid" style:text-underline-width="auto" style:text-underline-color="font-color" officeooo:rsid="0007b339" officeooo:paragraph-rsid="0007b339"/>
    </style:style>
    <style:style style:name="P19" style:family="paragraph" style:parent-style-name="Standard">
      <style:text-properties style:text-underline-style="solid" style:text-underline-width="auto" style:text-underline-color="font-color" officeooo:rsid="0011f322" officeooo:paragraph-rsid="0011f322"/>
    </style:style>
    <style:style style:name="P20" style:family="paragraph" style:parent-style-name="Standard">
      <style:text-properties officeooo:rsid="0018b8dd" officeooo:paragraph-rsid="0018b8dd"/>
    </style:style>
    <style:style style:name="P21" style:family="paragraph" style:parent-style-name="Standard" style:list-style-name="L10">
      <style:text-properties officeooo:rsid="0018b8dd" officeooo:paragraph-rsid="0018b8dd"/>
    </style:style>
    <style:style style:name="P22" style:family="paragraph" style:parent-style-name="Standard">
      <style:text-properties officeooo:rsid="001a6bd1" officeooo:paragraph-rsid="001a6bd1"/>
    </style:style>
    <style:style style:name="P23" style:family="paragraph" style:parent-style-name="Standard">
      <style:text-properties officeooo:rsid="001d7aec" officeooo:paragraph-rsid="001d7aec"/>
    </style:style>
    <style:style style:name="P24" style:family="paragraph" style:parent-style-name="Standard" style:list-style-name="L11">
      <style:text-properties style:text-underline-style="none" officeooo:rsid="002238e4" officeooo:paragraph-rsid="002238e4"/>
    </style:style>
    <style:style style:name="P25" style:family="paragraph" style:parent-style-name="Standard" style:list-style-name="L11">
      <style:text-properties style:text-underline-style="none" officeooo:rsid="002238e4" officeooo:paragraph-rsid="00231533"/>
    </style:style>
    <style:style style:name="P26" style:family="paragraph" style:parent-style-name="Standard" style:list-style-name="L11">
      <style:text-properties style:text-underline-style="none" officeooo:rsid="002238e4" officeooo:paragraph-rsid="00239f1e"/>
    </style:style>
    <style:style style:name="P27" style:family="paragraph" style:parent-style-name="Standard" style:list-style-name="L11">
      <style:text-properties style:text-underline-style="none" officeooo:rsid="002238e4" officeooo:paragraph-rsid="002578a6"/>
    </style:style>
    <style:style style:name="P28" style:family="paragraph" style:parent-style-name="Standard" style:list-style-name="L11">
      <style:text-properties style:text-underline-style="none" officeooo:rsid="00286199" officeooo:paragraph-rsid="00286199"/>
    </style:style>
    <style:style style:name="P29" style:family="paragraph" style:parent-style-name="Standard" style:list-style-name="L11">
      <style:text-properties style:text-underline-style="none" officeooo:rsid="00298e45" officeooo:paragraph-rsid="00298e45"/>
    </style:style>
    <style:style style:name="P30" style:family="paragraph" style:parent-style-name="Standard" style:list-style-name="L11">
      <style:text-properties style:text-underline-style="none" officeooo:rsid="002b40ef" officeooo:paragraph-rsid="002b40ef"/>
    </style:style>
    <style:style style:name="P31" style:family="paragraph" style:parent-style-name="Standard" style:list-style-name="L11">
      <style:text-properties style:text-underline-style="none" officeooo:rsid="002c02e0" officeooo:paragraph-rsid="002c02e0"/>
    </style:style>
    <style:style style:name="P32" style:family="paragraph" style:parent-style-name="Standard" style:list-style-name="L11">
      <style:text-properties style:text-underline-style="none" officeooo:rsid="002c09cd" officeooo:paragraph-rsid="002c09cd"/>
    </style:style>
    <style:style style:name="P33" style:family="paragraph" style:parent-style-name="Standard" style:list-style-name="L11">
      <style:text-properties style:text-underline-style="none" officeooo:rsid="002d06b8" officeooo:paragraph-rsid="002d06b8"/>
    </style:style>
    <style:style style:name="P34" style:family="paragraph" style:parent-style-name="Standard" style:list-style-name="L11">
      <style:text-properties style:text-underline-style="none" officeooo:rsid="002d9803" officeooo:paragraph-rsid="002d9803"/>
    </style:style>
    <style:style style:name="P35" style:family="paragraph" style:parent-style-name="Standard" style:list-style-name="L11">
      <style:text-properties style:text-underline-style="none" officeooo:rsid="002d9803" officeooo:paragraph-rsid="002eecbc"/>
    </style:style>
    <style:style style:name="P36" style:family="paragraph" style:parent-style-name="Standard" style:list-style-name="L11">
      <style:text-properties style:text-underline-style="none" officeooo:rsid="002eecbc" officeooo:paragraph-rsid="002eecbc"/>
    </style:style>
    <style:style style:name="P37" style:family="paragraph" style:parent-style-name="Standard" style:list-style-name="L11">
      <style:text-properties style:text-underline-style="none" officeooo:rsid="0030a968" officeooo:paragraph-rsid="0030a968"/>
    </style:style>
    <style:style style:name="P38" style:family="paragraph" style:parent-style-name="Standard" style:list-style-name="L11">
      <style:text-properties style:text-underline-style="none" officeooo:rsid="0033b5c3" officeooo:paragraph-rsid="0033b5c3"/>
    </style:style>
    <style:style style:name="T1" style:family="text">
      <style:text-properties officeooo:rsid="000a3392"/>
    </style:style>
    <style:style style:name="T2" style:family="text">
      <style:text-properties officeooo:rsid="000b014d"/>
    </style:style>
    <style:style style:name="T3" style:family="text">
      <style:text-properties officeooo:rsid="000ff8a5"/>
    </style:style>
    <style:style style:name="T4" style:family="text">
      <style:text-properties officeooo:rsid="001395b8"/>
    </style:style>
    <style:style style:name="T5" style:family="text">
      <style:text-properties officeooo:rsid="0014e879"/>
    </style:style>
    <style:style style:name="T6" style:family="text">
      <style:text-properties officeooo:rsid="001d59db"/>
    </style:style>
    <style:style style:name="T7" style:family="text">
      <style:text-properties officeooo:rsid="001f2b9c"/>
    </style:style>
    <style:style style:name="T8" style:family="text">
      <style:text-properties officeooo:rsid="00206f33"/>
    </style:style>
    <style:style style:name="T9" style:family="text">
      <style:text-properties style:text-position="super 58%"/>
    </style:style>
    <style:style style:name="T10" style:family="text">
      <style:text-properties style:text-position="super 58%" officeooo:rsid="00231533"/>
    </style:style>
    <style:style style:name="T11" style:family="text">
      <style:text-properties style:text-position="super 58%" officeooo:rsid="00239f1e"/>
    </style:style>
    <style:style style:name="T12" style:family="text">
      <style:text-properties style:text-position="super 58%" officeooo:rsid="002dde73"/>
    </style:style>
    <style:style style:name="T13" style:family="text">
      <style:text-properties style:text-position="0% 100%"/>
    </style:style>
    <style:style style:name="T14" style:family="text">
      <style:text-properties style:text-position="0% 100%" officeooo:rsid="002dde73"/>
    </style:style>
    <style:style style:name="T15" style:family="text">
      <style:text-properties officeooo:rsid="00231533"/>
    </style:style>
    <style:style style:name="T16" style:family="text">
      <style:text-properties officeooo:rsid="00239f1e"/>
    </style:style>
    <style:style style:name="T17" style:family="text">
      <style:text-properties officeooo:rsid="002d9803"/>
    </style:style>
    <style:style style:name="T18" style:family="text">
      <style:text-properties officeooo:rsid="002dde73"/>
    </style:style>
    <style:style style:name="T19" style:family="text">
      <style:text-properties officeooo:rsid="00357de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cess Report</text:p>
      <text:p text:style-name="P3"/>
      <text:p text:style-name="P4">WHAT THIS NEEDS TO INCLUDE:</text:p>
      <text:p text:style-name="P4">group communication, task allocation, progress tracking and milestones</text:p>
      <text:p text:style-name="P3"/>
      <text:p text:style-name="P18">Organisational Structur<text:span text:style-name="T3">e</text:span></text:p>
      <text:p text:style-name="P1"/>
      <text:p text:style-name="P20">Structure:</text:p>
      <text:p text:style-name="P20"/>
      <text:p text:style-name="P22">(Make this into a tree describing the hierarchy of sub teams with sub tasks. Each team determines their individual tasks and then writes those goals/milestones on the <text:span text:style-name="T8">T</text:span>rello. Task completion is kept in check by other teams and by the product manager who checks in on each sub team. <text:span text:style-name="T6">Product manager defines general goals the team will strive to.)</text:span></text:p>
      <text:list xml:id="list6007260383449193597" text:style-name="L10">
        <text:list-item>
          <text:p text:style-name="P21">Product</text:p>
          <text:list>
            <text:list-item>
              <text:p text:style-name="P21">Hardware</text:p>
              <text:list>
                <text:list-item>
                  <text:p text:style-name="P21">Electronics</text:p>
                </text:list-item>
                <text:list-item>
                  <text:p text:style-name="P21">Robot Design</text:p>
                </text:list-item>
              </text:list>
            </text:list-item>
            <text:list-item>
              <text:p text:style-name="P21">Software</text:p>
              <text:list>
                <text:list-item>
                  <text:p text:style-name="P21">Vision</text:p>
                </text:list-item>
                <text:list-item>
                  <text:p text:style-name="P21">Strategy</text:p>
                </text:list-item>
                <text:list-item>
                  <text:p text:style-name="P21">Communication/Software/Firmware</text:p>
                </text:list-item>
              </text:list>
            </text:list-item>
            <text:list-item>
              <text:p text:style-name="P21">Management</text:p>
            </text:list-item>
          </text:list>
        </text:list-item>
      </text:list>
      <text:p text:style-name="P1"/>
      <text:p text:style-name="P23">A further breakdown of the sub teams and a summary of its work is below: <text:span text:style-name="T7">(NOTE: list format is for note-taking only)</text:span></text:p>
      <text:p text:style-name="P1"/>
      <text:p text:style-name="P1">- <text:span text:style-name="T1">Hardware:</text:span></text:p>
      <text:p text:style-name="P1">* <text:span text:style-name="T1">Electronics:</text:span></text:p>
      <text:p text:style-name="P13">+ Possible Tasks:</text:p>
      <text:list xml:id="list6160128448425706989" text:style-name="L9">
        <text:list-item>
          <text:p text:style-name="P14">Solenoid:</text:p>
        </text:list-item>
        <text:list-item>
          <text:p text:style-name="P14">Boost voltage on motors</text:p>
        </text:list-item>
      </text:list>
      <text:p text:style-name="P1">* <text:span text:style-name="T1">Robot Design:</text:span></text:p>
      <text:p text:style-name="P5">+ Robot 1.0: (ORIGINAL FRED)</text:p>
      <text:list xml:id="list3731190628460029698" text:style-name="L4">
        <text:list-item>
          <text:p text:style-name="P9">Reason:</text:p>
        </text:list-item>
        <text:list-item>
          <text:p text:style-name="P9">Pros:</text:p>
        </text:list-item>
        <text:list-item>
          <text:p text:style-name="P9">Cons:</text:p>
        </text:list-item>
        <text:list-item>
          <text:p text:style-name="P9">What to do for next version:</text:p>
        </text:list-item>
      </text:list>
      <text:p text:style-name="P5">+ Robot 2.0: (4-DIAGONAL)</text:p>
      <text:list xml:id="list1173658938968264193" text:style-name="L5">
        <text:list-item>
          <text:p text:style-name="P10">Reason:</text:p>
        </text:list-item>
        <text:list-item>
          <text:p text:style-name="P10">Pros:</text:p>
        </text:list-item>
        <text:list-item>
          <text:p text:style-name="P10">Cons:</text:p>
        </text:list-item>
        <text:list-item>
          <text:p text:style-name="P10">What <text:s/>to do for next version:</text:p>
        </text:list-item>
      </text:list>
      <text:p text:style-name="P5">+ Robot 1.1 (FRED REMAKE)</text:p>
      <text:list xml:id="list8463414408849953098" text:style-name="L6">
        <text:list-item>
          <text:p text:style-name="P11">Reason:</text:p>
        </text:list-item>
        <text:list-item>
          <text:p text:style-name="P11">Pros:</text:p>
        </text:list-item>
        <text:list-item>
          <text:p text:style-name="P11">Cons:</text:p>
        </text:list-item>
        <text:list-item>
          <text:p text:style-name="P11">What to do for next version:</text:p>
        </text:list-item>
      </text:list>
      <text:p text:style-name="P5">+ Robot 2.1: (4-DIAGONAL POWER-MOTORS)</text:p>
      <text:list xml:id="list2609564454652386900" text:style-name="L7">
        <text:list-item>
          <text:p text:style-name="P12">Reason:</text:p>
        </text:list-item>
        <text:list-item>
          <text:p text:style-name="P12">Pros:</text:p>
        </text:list-item>
        <text:list-item>
          <text:p text:style-name="P12"><text:soft-page-break/>Cons:</text:p>
        </text:list-item>
        <text:list-item>
          <text:p text:style-name="P12">What to do for next version:</text:p>
        </text:list-item>
      </text:list>
      <text:p text:style-name="P1"/>
      <text:p text:style-name="P1">- <text:span text:style-name="T1">Software:</text:span></text:p>
      <text:p text:style-name="P1">* <text:span text:style-name="T1">Vision:</text:span></text:p>
      <text:p text:style-name="P5">+ Pre-processing:</text:p>
      <text:list xml:id="list2309499822055570072" text:style-name="L3">
        <text:list-item>
          <text:p text:style-name="P8">(proof of concept)</text:p>
        </text:list-item>
        <text:list-item>
          <text:p text:style-name="P15">Max-Pooling</text:p>
        </text:list-item>
        <text:list-item>
          <text:p text:style-name="P15">Decrease image ratio to speed up pooling</text:p>
        </text:list-item>
      </text:list>
      <text:p text:style-name="P1">* <text:span text:style-name="T1">Strategy:</text:span></text:p>
      <text:p text:style-name="P5">+ Machine Learning:</text:p>
      <text:list xml:id="list567179764254408736" text:style-name="L2">
        <text:list-item>
          <text:p text:style-name="P7">(proof of concept)</text:p>
        </text:list-item>
        <text:list-item>
          <text:p text:style-name="P16">Reinforcement Neural Networks </text:p>
          <text:list>
            <text:list-item>
              <text:p text:style-name="P16">3 NNs for each task (drive, shoot, defend) and a master NN</text:p>
            </text:list-item>
          </text:list>
        </text:list-item>
      </text:list>
      <text:p text:style-name="P5">+ Deterministic:</text:p>
      <text:list xml:id="list3689812628215214694" text:style-name="L1">
        <text:list-item>
          <text:p text:style-name="P6">(proof of concept)</text:p>
        </text:list-item>
        <text:list-item>
          <text:p text:style-name="P17"/>
        </text:list-item>
      </text:list>
      <text:p text:style-name="P1">* <text:span text:style-name="T1">Communication/Software/Firmware:</text:span></text:p>
      <text:p text:style-name="P1"/>
      <text:p text:style-name="P1">- <text:span text:style-name="T2">Management:</text:span></text:p>
      <text:p text:style-name="P1">* <text:span text:style-name="T2">Final Product:</text:span></text:p>
      <text:p text:style-name="P1"/>
      <text:p text:style-name="P2">- <text:span text:style-name="T4">Assignment of tasks:</text:span></text:p>
      <text:p text:style-name="P2"/>
      <text:p text:style-name="P2"/>
      <text:p text:style-name="P2">- <text:span text:style-name="T5">Assessment of task completion:</text:span></text:p>
      <text:p text:style-name="P1"/>
      <text:p text:style-name="P18">Communication Mechanism <text:span text:style-name="T1">(Interaction between members)</text:span></text:p>
      <text:p text:style-name="P1"/>
      <text:p text:style-name="P1">- <text:span text:style-name="T4">Organisation of meetings: (e.g. Scrum)</text:span></text:p>
      <text:p text:style-name="P1"/>
      <text:p text:style-name="P18">Risk Assessment</text:p>
      <text:p text:style-name="P1"/>
      <text:p text:style-name="P19">Milestone/Plan</text:p>
      <text:p text:style-name="P19"/>
      <text:list xml:id="list3599947949906942167" text:style-name="L11">
        <text:list-item>
          <text:p text:style-name="P24">Week 0 (18<text:span text:style-name="T9">th</text:span> – 24<text:span text:style-name="T9">th</text:span>):</text:p>
          <text:list>
            <text:list-item>
              <text:p text:style-name="P28">Create Facebook group for communication</text:p>
            </text:list-item>
            <text:list-item>
              <text:p text:style-name="P28">Organise Trello for tracking progress and managing</text:p>
            </text:list-item>
            <text:list-item>
              <text:p text:style-name="P28">Got the equipment and looked at it and tried to get electronics working</text:p>
              <text:list>
                <text:list-item>
                  <text:p text:style-name="P28">Set up robot communication and Arduino</text:p>
                </text:list-item>
                <text:list-item>
                  <text:p text:style-name="P28">Test motors</text:p>
                </text:list-item>
                <text:list-item>
                  <text:p text:style-name="P28">Started design analysis</text:p>
                </text:list-item>
              </text:list>
            </text:list-item>
            <text:list-item>
              <text:p text:style-name="P28">Research into previous RoboCup designs concerning drive systems, kickers, etc.</text:p>
              <text:list>
                <text:list-item>
                  <text:p text:style-name="P29">Analysis of a good approach</text:p>
                </text:list-item>
              </text:list>
            </text:list-item>
            <text:list-item>
              <text:p text:style-name="P30">Meeting #1: </text:p>
              <text:list>
                <text:list-item>
                  <text:p text:style-name="P30">Determine organisational structure and who will be working in which sub-teams</text:p>
                </text:list-item>
                <text:list-item>
                  <text:p text:style-name="P30">Created goal to have Fred robot and its software completed and driving for the 29<text:span text:style-name="T9">th</text:span> of January. This would give us 3 buffer days to test the system. <text:s/>Building Fred's system gives us a rough idea of how everything works together and we can start from this general perspective to break down the individual tasks and improve them.</text:p>
                </text:list-item>
              </text:list>
            </text:list-item>
          </text:list>
        </text:list-item>
        <text:list-item>
          <text:p text:style-name="P25"><text:soft-page-break/>Week 1 (25<text:span text:style-name="T9">th</text:span> – 31<text:span text:style-name="T9">st</text:span>):</text:p>
          <text:list>
            <text:list-item>
              <text:p text:style-name="P31">Focus was on building a robot and not on software development because Fred's codebase was functioning.</text:p>
            </text:list-item>
            <text:list-item>
              <text:p text:style-name="P31">FRED 1.0 made on the 25<text:span text:style-name="T9">th</text:span> and driving the same day:</text:p>
              <text:list>
                <text:list-item>
                  <text:p text:style-name="P31">Analysis: </text:p>
                  <text:list>
                    <text:list-item>
                      <text:p text:style-name="P31">driving is horrible, would keep spinning and wouldn't move any dedicated point/area</text:p>
                    </text:list-item>
                    <text:list-item>
                      <text:p text:style-name="P31">NOTE: come up with numerical stuff</text:p>
                    </text:list-item>
                    <text:list-item>
                      <text:p text:style-name="P32">No grabber or kicker, this is important to WIN the friendly and get a all 5 points</text:p>
                    </text:list-item>
                  </text:list>
                </text:list-item>
              </text:list>
            </text:list-item>
            <text:list-item>
              <text:p text:style-name="P32">DIAGONAL 1.0 on the 26<text:span text:style-name="T9">th</text:span>:</text:p>
              <text:list>
                <text:list-item>
                  <text:p text:style-name="P32">Reason: Fred's chassis does not allow for room to place a grabber and kicker that is not a crappy propeller</text:p>
                </text:list-item>
                <text:list-item>
                  <text:p text:style-name="P32">Design is based on rotating the wheel layout by 45dgs to open up the front of the robot and add a kicker. To do this we must use omni wheels to allow for diagonal driving. This would also require editing Fred's code (which isn't hard)</text:p>
                </text:list-item>
                <text:list-item>
                  <text:p text:style-name="P32">The focus of this design was to create a modular robot that was easy to customise and edit (e.g. add new kickers, grabbers, etc.)</text:p>
                  <text:list>
                    <text:list-item>
                      <text:p text:style-name="P38">Kickers:</text:p>
                      <text:list>
                        <text:list-item>
                          <text:p text:style-name="P38">Rubber band shooter: <text:span text:style-name="T19">TODO</text:span></text:p>
                        </text:list-item>
                        <text:list-item>
                          <text:p text:style-name="P38">Spinner w/ Grabber: <text:span text:style-name="T19">TODO</text:span></text:p>
                        </text:list-item>
                      </text:list>
                    </text:list-item>
                  </text:list>
                </text:list-item>
                <text:list-item>
                  <text:p text:style-name="P33">Testing: </text:p>
                  <text:list>
                    <text:list-item>
                      <text:p text:style-name="P33">Originally the robot wasn't strong enough to move with raw motor power. We added gearing first from 1:2, then 1:3 to i<text:span text:style-name="T17">ncrease the strength, this proportionally decreased the speed. The robot was able to drive, but not fast.</text:span></text:p>
                    </text:list-item>
                    <text:list-item>
                      <text:p text:style-name="P34">The largest portion of the weight was in the centre of the chassis, this caused the wheels to bend outward on the robot because it lacked structural support. This was another factor that slowed down the driving and made it erratic. We attempted to fix this but instead scrapped the design.</text:p>
                    </text:list-item>
                  </text:list>
                </text:list-item>
              </text:list>
            </text:list-item>
            <text:list-item>
              <text:p text:style-name="P37">2 NEW DEISGNS on 27<text:span text:style-name="T9">th</text:span>/28<text:span text:style-name="T9">th</text:span> </text:p>
              <text:list>
                <text:list-item>
                  <text:p text:style-name="P37">Divided the team into two, to come up with two different designs to prove which was a better approach: a Fred-style robot with weaker grey motors or improve the diagonal robot by using the more powerful white/orange motors</text:p>
                </text:list-item>
                <text:list-item>
                  <text:p text:style-name="P35">FRED – NEW 1.1 on <text:span text:style-name="T18">27</text:span><text:span text:style-name="T12">th</text:span><text:span text:style-name="T14">/28</text:span><text:span text:style-name="T12">th</text:span><text:span text:style-name="T14">:</text:span></text:p>
                  <text:list>
                    <text:list-item>
                      <text:p text:style-name="P35"><text:span text:style-name="T18"><text:s/>The problem with Fred was that its chassis was too wide. We decided to move the motors inwards to make room in front of the wheels for a kicker/grabber</text:span></text:p>
                    </text:list-item>
                  </text:list>
                </text:list-item>
                <text:list-item>
                  <text:p text:style-name="P36">DIAGONAL 1.1 on 27<text:span text:style-name="T9">th</text:span>/28<text:span text:style-name="T9">th</text:span>:</text:p>
                </text:list-item>
              </text:list>
            </text:list-item>
          </text:list>
        </text:list-item>
        <text:list-item>
          <text:p text:style-name="P26"><text:span text:style-name="T15">Week 2 (1</text:span><text:span text:style-name="T10">st</text:span><text:span text:style-name="T15"> – 7</text:span><text:span text:style-name="T10">th</text:span><text:span text:style-name="T15">):</text:span></text:p>
          <text:list>
            <text:list-item>
              <text:p text:style-name="P26"/>
            </text:list-item>
          </text:list>
        </text:list-item>
        <text:list-item>
          <text:p text:style-name="P27"><text:span text:style-name="T16">Week 3 (8</text:span><text:span text:style-name="T11">th</text:span><text:span text:style-name="T16"> – 14</text:span><text:span text:style-name="T11">th</text:span><text:span text:style-name="T16">): </text:span></text:p>
          <text:list>
            <text:list-item>
              <text:p text:style-name="P27"/>
            </text:list-item>
          </text:list>
        </text:list-item>
        <text:list-item>
          <text:p text:style-name="P27">…. </text:p>
        </text:list-item>
      </text:list>
      <text:p text:style-name="P1"/>
      <text:p text:style-name="P18">Contingency Planning (Future Plann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 </meta:initial-creator>
    <meta:creation-date>2017-02-03T16:43:37.851686124</meta:creation-date>
    <meta:generator>LibreOffice/5.0.3.2$Linux_X86_64 LibreOffice_project/00m0$Build-2</meta:generator>
    <dc:date>2017-02-03T17:46:20.637758147</dc:date>
    <dc:creator>Levi </dc:creator>
    <meta:editing-duration>PT1H2M26S</meta:editing-duration>
    <meta:editing-cycles>41</meta:editing-cycles>
    <meta:document-statistic meta:table-count="0" meta:image-count="0" meta:object-count="0" meta:page-count="3" meta:paragraph-count="105" meta:word-count="808" meta:character-count="4448" meta:non-whitespace-character-count="3801"/>
  </office:meta>
</office:document-meta>
</file>